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gerian" svg:font-family="Algerian" style:font-family-generic="decorative"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ableText">
      <style:text-properties fo:language="en" fo:country="U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paragraph-properties loext:contextual-spacing="false"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Figure">
      <style:text-properties fo:language="en" fo:country="US"/>
    </style:style>
    <style:style style:name="P12" style:family="paragraph" style:parent-style-name="OOoTableHeader">
      <style:text-properties fo:language="en" fo:country="US"/>
    </style:style>
    <style:style style:name="P13" style:family="paragraph" style:parent-style-name="OOoTextBody">
      <style:text-properties fo:language="en" fo:country="US"/>
    </style:style>
    <style:style style:name="P14" style:family="paragraph" style:parent-style-name="OOoList_20_1_20_End">
      <style:text-properties fo:language="en" fo:country="US"/>
    </style:style>
    <style:style style:name="P15" style:family="paragraph" style:parent-style-name="OOoList_20_1_20_Cont.">
      <style:paragraph-properties fo:margin-top="0in" fo:margin-bottom="0.0236in"/>
      <style:text-properties fo:language="en" fo:country="US"/>
    </style:style>
    <style:style style:name="P16" style:family="paragraph" style:parent-style-name="OOoList_20_1_20_Start">
      <style:paragraph-properties loext:contextual-spacing="false" fo:margin-top="0in" fo:margin-bottom="0.0236in"/>
      <style:text-properties fo:language="en" fo:country="US"/>
    </style:style>
    <style:style style:name="P17" style:family="paragraph" style:parent-style-name="OOoHeading_20_0" style:master-page-name="OOoPageStyle">
      <style:paragraph-properties style:page-number="auto"/>
      <style:text-properties fo:language="en" fo:country="US"/>
    </style:style>
    <style:style style:name="P18" style:family="paragraph" style:parent-style-name="OOoFooter">
      <style:paragraph-properties fo:text-align="end" style:justify-single-word="false"/>
      <style:text-properties fo:font-size="11pt" style:font-size-asian="11pt" style:font-size-complex="11pt"/>
    </style:style>
    <style:style style:name="P19" style:family="paragraph" style:parent-style-name="OOoFooter">
      <style:paragraph-properties fo:text-align="end" style:justify-single-word="false"/>
    </style:style>
    <style:style style:name="P20" style:family="paragraph" style:parent-style-name="OOoFooter">
      <style:paragraph-properties>
        <style:tab-stops>
          <style:tab-stop style:position="5.0898in" style:type="center"/>
          <style:tab-stop style:position="10.1181in" style:type="right"/>
        </style:tab-stops>
      </style:paragraph-propertie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eface</text:h>
      <text:h text:style-name="OOoHeading_20_1" text:outline-level="2">Who Is This Book For?</text:h>
      <text:p text:style-name="P13">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9">This book introduces the main components of Apache OpenOffice:</text:p>
      <text:list xml:id="list3584961810050009203" text:style-name="OOoBullets_20_1">
        <text:list-item>
          <text:p text:style-name="P16">Writer (word processing)</text:p>
        </text:list-item>
        <text:list-item>
          <text:p text:style-name="P15">Calc (spreadsheets)</text:p>
        </text:list-item>
        <text:list-item>
          <text:p text:style-name="P15">Impress (presentations)</text:p>
        </text:list-item>
        <text:list-item>
          <text:p text:style-name="P15">Draw (vector graphics)</text:p>
        </text:list-item>
        <text:list-item>
          <text:p text:style-name="P15">Base (database)</text:p>
        </text:list-item>
        <text:list-item>
          <text:p text:style-name="P14">Math (equation editor)</text:p>
        </text:list-item>
      </text:list>
      <text:p text:style-name="P13">It also covers some features common to all components, including setup and customization, styles and templates, and printing.</text:p>
      <text:h text:style-name="OOoHeading_20_1" text:outline-level="2">Where to Get More Help</text:h>
      <text:p text:style-name="P7">This book, the built-in Help system, and user support systems assume that you are familiar with your computer and basic functions such as starting a program, opening and saving files.</text:p>
      <text:h text:style-name="OOoHeading_20_2" text:outline-level="3">Help System</text:h>
      <text:p text:style-name="P13">Apache OpenOffice comes with an extensive <text:alphabetical-index-mark-start text:id="IMark1002591672"/>Help system<text:alphabetical-index-mark-end text:id="IMark100259167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6"><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3">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1002590808"/><text:span text:style-name="T4">support</text:span><text:alphabetical-index-mark-end text:id="IMark1002590808"/><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3">Apache OpenOffice runs on Windows, Linux, and macOS operating systems, each of which has several versions and can be customized by users (fonts, colors, themes, window managers).</text:p>
      <text:p text:style-name="P13">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8"><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5"><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3">Some dialog windows can be left open as you work, so you can switch back and forth between the dialog and your document. An example of this type is the Find &amp; Replace dialog.</text:p>
      <text:p text:style-name="P11"><text:soft-page-break/><draw:frame draw:style-name="fr1" draw:name="Figure_AOO41GS01_1" text:anchor-type="as-char" svg:width="5.6165in" draw:z-index="0"><draw:text-box fo:min-height="5.7752in"><text:p text:style-name="P10"><draw:frame draw:style-name="fr2" draw:name="AOO41GS01_001"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Windows or Linux</text:p>
          </table:table-cell>
          <table:table-cell table:style-name="Table1.A1" office:value-type="string">
            <text:p text:style-name="P12">macOS equivalent</text:p>
          </table:table-cell>
          <table:table-cell table:style-name="Table1.A1" office:value-type="string">
            <text:p text:style-name="P12">Effect</text:p>
          </table:table-cell>
        </table:table-row>
        <table:table-row table:style-name="Table1.1">
          <table:table-cell table:style-name="Table1.A2" office:value-type="string">
            <text:p text:style-name="P2"><text:span text:style-name="OOoMenuPath"><text:span text:style-name="T3">Tools &gt; Options</text:span></text:span><text:span text:style-name="T1"> </text:span><text:span text:style-name="T4">menu selection</text:span></text:p>
          </table:table-cell>
          <table:table-cell table:style-name="Table1.A2" office:value-type="string">
            <text:p text:style-name="P1"><text:span text:style-name="OOoMenuPath"><text:span text:style-name="T4">OpenOffice &gt; Preferences</text:span></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3">Open a context menu</text:p>
          </table:table-cell>
        </table:table-row>
        <table:table-row table:style-name="Table1.1">
          <table:table-cell table:style-name="Table1.A2" office:value-type="string">
            <text:p text:style-name="P1"><text:span text:style-name="OOoKeystroke"><text:span text:style-name="T4">Ctrl (Control)</text:span></text:span></text:p>
          </table:table-cell>
          <table:table-cell table:style-name="Table1.A2" office:value-type="string">
            <text:p text:style-name="P2"><text:span text:style-name="T2">z</text:span><text:span text:style-name="T1"> </text:span><text:span text:style-name="OOoKeystroke"><text:span text:style-name="T4">(Command)</text:span></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1"><text:span text:style-name="OOoKeystroke"><text:span text:style-name="T4">F11</text:span></text:span></text:p>
          </table:table-cell>
          <table:table-cell table:style-name="Table1.A2" office:value-type="string">
            <text:p text:style-name="P2"><text:span text:style-name="T2">z</text:span><text:span text:style-name="T1">+</text:span><text:span text:style-name="OOoKeystroke"><text:span text:style-name="T4">T</text:span></text:span></text:p>
          </table:table-cell>
          <table:table-cell table:style-name="Table1.A2" office:value-type="string">
            <text:p text:style-name="P3">Open the Styles and Formatting window</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gerian" svg:font-family="Algerian" style:font-family-generic="decorative"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07-20T16:50:47.95</dc:date>
    <dc:creator>Keith McKenna</dc:creator>
    <meta:editing-duration>PT7H41M34S</meta:editing-duration>
    <meta:editing-cycles>31</meta:editing-cycles>
    <meta:generator>OpenOffice/4.1.12$Win32 OpenOffice.org_project/4112m1$Build-9809</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1"/>
    <meta:user-defined meta:name="Info 1"/>
    <meta:user-defined meta:name="Info 2"/>
    <meta:user-defined meta:name="Info 3"/>
    <meta:user-defined meta:name="Info 4"/>
    <meta:template xlink:type="simple" xlink:actuate="onRequest" xlink:title="AOOdoc" xlink:href="../../AppData/Roaming/OpenOffice/4/user/template/en-US/AOOdoc.ott" meta:date="2022-07-19T09:34:21.48"/>
  </office:meta>
</office:document-meta>
</file>